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language="ru" fo:country="RU" fo:font-weight="bold" style:font-weight-asian="bold" style:font-weight-complex="bold"/>
    </style:style>
    <style:style style:name="P3" style:family="paragraph" style:parent-style-name="Standard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Standard">
      <style:text-properties fo:font-variant="normal" fo:text-transform="none" fo:color="#333333" style:font-name="Times New Roman" fo:letter-spacing="normal" fo:language="ru" fo:country="RU" fo:font-style="normal"/>
    </style:style>
    <style:style style:name="P5" style:family="paragraph" style:parent-style-name="Standard">
      <style:text-properties fo:font-variant="normal" fo:text-transform="none" fo:color="#333333" style:font-name="Times New Roman" fo:letter-spacing="normal" fo:language="en" fo:country="US" fo:font-style="normal"/>
    </style:style>
    <style:style style:name="P6" style:family="paragraph" style:parent-style-name="Standard">
      <style:text-properties fo:font-variant="normal" fo:text-transform="none" fo:color="#333333" style:font-name="Times New Roman" fo:letter-spacing="normal" fo:language="ru" fo:country="RU" fo:font-style="normal"/>
    </style:style>
    <style:style style:name="T1" style:family="text">
      <style:text-properties fo:language="en" fo:country="US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Устройство генератора позиций.</text:p>
      <text:p text:style-name="Standard"/>
      <text:p text:style-name="P1">Шахматная программа написана на языке <text:span text:style-name="T1">java script</text:span></text:p>
      <text:p text:style-name="P3"/>
      <text:p text:style-name="P3">Генератор позциций.</text:p>
      <text:p text:style-name="P4">В целом все модули работают на то что бы генерировать все возможные позиции из данной позиции. Для этого применяем следующие модули:</text:p>
      <text:p text:style-name="P4"/>
      <text:p text:style-name="P4"><text:span text:style-name="T2">chess_board_0x88.js</text:span> - модуль в котором реализованы функции для работы с представлением доски. Доска реализована в виде массива <text:span text:style-name="T1">Int32Array</text:span>(140). Для контроля выхода за пределы доски используем метод <text:s/>0х88.</text:p>
      <text:p text:style-name="P4">Фигуры кодируются следующим образом:</text:p>
      <text:p text:style-name="P4">0 - нет фигуры</text:p>
      <text:p text:style-name="P4">Белые фигуры: <text:s text:c="2"/>1- пешка, 2-конь, 3-слон, 4-ладья, <text:s/>5-ферзь, <text:s/>6-король</text:p>
      <text:p text:style-name="P4">Черные фигуры: 9- пешка, 10-конь, 11-слон, 12-ладья, 13-ферзь, 14-король</text:p>
      <text:p text:style-name="P4"/>
      <text:p text:style-name="P4"><text:span text:style-name="T2">move_list_0x88.js</text:span> - модуль реализующий функции для работы со списком ходов. Реализуем список ходов в виде массива <text:span text:style-name="T1"><text:s/>Int32Array</text:span>(260)<text:span text:style-name="T1">. </text:span>В целом числе упакована следующая информация:</text:p>
      <text:p text:style-name="P4"><text:s text:c="2"/>8 бит для type_move - тип хода. всего 60 разных типов ходов</text:p>
      <text:p text:style-name="P4"><text:s text:c="2"/>8 бит для from - откуда ходит фигура на 128 клеточном поле</text:p>
      <text:p text:style-name="P4"><text:s text:c="2"/>8 бит для to - куда ходит фигура на 128 клеточном поле</text:p>
      <text:p text:style-name="P5"><text:s text:c="2"/>8 бит для name_capture_piece - имя взятой фигуры</text:p>
      <text:p text:style-name="P5"/>
      <text:p text:style-name="P4"><text:span text:style-name="T2">move_generator_captures_0x88.js</text:span> - модуль по входящей доске <text:span text:style-name="T1">Int32Array</text:span>(140) генерирует всевозможные избыточные взятия в виде массива <text:span text:style-name="T1"><text:s/>Int32Array</text:span>(260). Избыточные потому что не учитывается шах. Тут же реализован детектор шахов.</text:p>
      <text:p text:style-name="P4"/>
      <text:p text:style-name="P4"><text:span text:style-name="T2">move_generator_quiet_0x88.js</text:span> - модуль по входящей доске <text:span text:style-name="T1">Int32Array</text:span>(140) генерирует всевозможные избыточные тихие ходы в виде массива <text:span text:style-name="T1"><text:s/>Int32Array</text:span>(260). Это все ходы кроме взятий. И для взятий и для тихих ходов используем один список.</text:p>
      <text:p text:style-name="P4"/>
      <text:p text:style-name="P4"><text:span text:style-name="T2">make_move_0x88.js</text:span> - модуль по входящим type_move, from, to, piece_color генерирует позицию на доске <text:span text:style-name="T1">Int32Array</text:span>(140). <text:s/>Вся информация берется из списка ходов в виде массива <text:span text:style-name="T1"><text:s/>Int32Array</text:span>(260). Используется детектор шахов из модуля move_generator_captures_0x88.js</text:p>
      <text:p text:style-name="P4">Тут же реализуется изменение 64-битного ключа доски chess_board_key_64 который представлен в виде массива BigUint64Array.</text:p>
      <text:p text:style-name="P4"/>
      <text:p text:style-name="P4"><text:span text:style-name="T2">unmake_move_0x88.js</text:span> - модуль по входящим type_move, from, to, name_capture_piece, piece_color откатывает сделанный ход и восстанавливает позицию на доске <text:span text:style-name="T1">Int32Array</text:span>(140). Вся информация берется из списка ходов в виде массива <text:span text:style-name="T1"><text:s/>Int32Array</text:span>(260).</text:p>
      <text:p text:style-name="P4"/>
      <text:p text:style-name="P4"><text:span text:style-name="T2">undo_0x88.js</text:span> - вспомогательный модуль для <text:s/>make_move_0x88.js и unmake_move_0x88.js. В него записывается информация необходимая для отката хода. Информация хранится в массиве Int32Array.</text:p>
      <text:p text:style-name="P4"/>
      <text:p text:style-name="P4">Такой генератор на написанный на языке <text:span text:style-name="T1">java script </text:span>выдает около 500 000 позиций в секунду.</text:p>
      <text:p text:style-name="P4">Все модули работают правильно, что проверяется во время теста Perft Resul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7H35M38S</meta:editing-duration>
    <meta:editing-cycles>231</meta:editing-cycles>
    <meta:generator>OpenOffice/4.1.16$Win32 OpenOffice.org_project/4116m3$Build-9816</meta:generator>
    <dc:date>2026-03-28T14:57:25.17</dc:date>
    <meta:document-statistic meta:table-count="0" meta:image-count="0" meta:object-count="0" meta:page-count="1" meta:paragraph-count="22" meta:word-count="330" meta:character-count="2460"/>
    <meta:user-defined meta:name="Info 1"/>
    <meta:user-defined meta:name="Info 2"/>
    <meta:user-defined meta:name="Info 3"/>
    <meta:user-defined meta:name="Info 4"/>
  </office:meta>
</office:document-meta>
</file>